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EDF6DD642C22505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12cm, 2.726cm, 10.472cm, 2.93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cm" svg:height="22.2cm" svg:x="0.992cm" svg:y="2.391cm">
          <draw:image xlink:href="Pictures/10000000000005E8000007E0DEDF6DD642C225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13T14:53:05.088090024</dc:date>
    <meta:editing-duration>PT3M3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